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35d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35d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35d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35d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35d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35d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35d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35d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35d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35d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35d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35d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35d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35d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35d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35d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35d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 Samantha Migser González Barrios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9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2270750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Sergio Rafael Barrio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083255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7.45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8" meta:non-whitespace-character-count="999"/>
    <meta:template xlink:type="simple" xlink:actuate="onRequest" xlink:title="Normal" xlink:href=""/>
  </office:meta>
</office:document-meta>
</file>